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week</text:p>
          </table:table-cell>
          <table:table-cell office:value-type="string">
            <text:p>he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.5">
            <text:p>5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53.5">
            <text:p>5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.5">
            <text:p>55.5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55.5">
            <text:p>55.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3">01/23/2022</text:date>, <text:time>20:3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Carlberg</meta:initial-creator>
    <meta:creation-date>2022-01-12T11:09:23.89</meta:creation-date>
    <dc:date>2022-01-23T20:30:04.15</dc:date>
    <dc:creator>Patrick Carlberg</dc:creator>
    <meta:editing-duration>P2DT9H58M4S</meta:editing-duration>
    <meta:editing-cycles>11</meta:editing-cycles>
    <meta:generator>OpenOffice/4.1.10$Win32 OpenOffice.org_project/4110m2$Build-9807</meta:generator>
    <meta:document-statistic meta:table-count="3" meta:cell-count="22" meta:object-count="0"/>
  </office:meta>
</office:document-meta>
</file>